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dddddd" loext:fill-use-slide-background="false" draw:opacity="100%" draw:opacity-name="" draw:textarea-horizontal-align="justify" draw:textarea-vertical-align="middle" draw:auto-grow-height="false" fo:min-height="3.575cm" fo:min-width="3.877cm" fo:padding-top="0.151cm" fo:padding-bottom="0.151cm" fo:padding-left="0.276cm" fo:padding-right="0.276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svg:stroke-width="0.028cm" draw:marker-start-width="0.242cm" draw:marker-end="Arrowheads_20_4" draw:marker-end-width="0.342cm" draw:fill="none" draw:textarea-vertical-align="middle" fo:padding-top="0.139cm" fo:padding-bottom="0.139cm" fo:padding-left="0.264cm" fo:padding-right="0.264cm" loext:decorative="false"/>
    </style:style>
    <style:style style:name="P1" style:family="paragraph">
      <loext:graphic-properties draw:fill="solid" draw:fill-color="#dddddd" draw:opacity="100%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29cm" svg:height="3.877cm" svg:x="2.361cm" svg:y="0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267cm" svg:height="0.962cm" svg:x="3.124cm" svg:y="0.965cm">
          <draw:text-box>
            <text:p text:style-name="P2">[1,2,3]</text:p>
          </draw:text-box>
        </draw:frame>
        <draw:frame draw:style-name="gr2" draw:text-style-name="P3" draw:layer="layout" svg:width="2.267cm" svg:height="0.962cm" svg:x="3.141cm" svg:y="2.123cm">
          <draw:text-box>
            <text:p text:style-name="P2">[1,2,3]</text:p>
          </draw:text-box>
        </draw:frame>
        <draw:frame draw:style-name="gr2" draw:text-style-name="P3" draw:layer="layout" svg:width="0.82cm" svg:height="0.962cm" svg:x="0.091cm" svg:y="0.13cm">
          <draw:text-box>
            <text:p text:style-name="P2">x</text:p>
          </draw:text-box>
        </draw:frame>
        <draw:frame draw:style-name="gr2" draw:text-style-name="P3" draw:layer="layout" svg:width="0.82cm" svg:height="0.962cm" svg:x="0.184cm" svg:y="2.701cm">
          <draw:text-box>
            <text:p text:style-name="P2">y</text:p>
          </draw:text-box>
        </draw:frame>
        <draw:frame draw:style-name="gr2" draw:text-style-name="P3" draw:layer="layout" svg:width="0.82cm" svg:height="0.962cm" svg:x="0.155cm" svg:y="1.491cm">
          <draw:text-box>
            <text:p text:style-name="P2">z</text:p>
          </draw:text-box>
        </draw:frame>
        <draw:line draw:style-name="gr3" draw:text-style-name="P4" draw:layer="layout" svg:x1="0.818cm" svg:y1="1.995cm" svg:x2="3.308cm" svg:y2="2.481cm">
          <text:p/>
        </draw:line>
        <draw:line draw:style-name="gr3" draw:text-style-name="P4" draw:layer="layout" svg:x1="0.891cm" svg:y1="3.317cm" svg:x2="3.326cm" svg:y2="2.766cm">
          <text:p/>
        </draw:line>
        <draw:line draw:style-name="gr3" draw:text-style-name="P4" draw:layer="layout" svg:x1="0.745cm" svg:y1="0.68cm" svg:x2="3.262cm" svg:y2="1.39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9T17:43:56.669541614</meta:creation-date>
    <dc:date>2025-07-30T09:43:18.813990194</dc:date>
    <meta:editing-duration>PT14H46M13S</meta:editing-duration>
    <meta:editing-cycles>4</meta:editing-cycles>
    <meta:generator>LibreOffice/25.2.4.3$Linux_X86_64 LibreOffice_project/520$Build-3</meta:generator>
    <meta:document-statistic meta:object-count="9"/>
  </office:meta>
</office:document-meta>
</file>